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fo:background-color="transparent"/>
    </style:style>
    <style:style style:name="T1" style:family="text">
      <style:text-properties fo:color="#9c6500" loext:opacity="100%"/>
    </style:style>
    <style:style style:name="T2" style:family="text">
      <style:text-properties fo:color="#bbbbbb" loext:opacity="100%"/>
    </style:style>
    <style:style style:name="T3" style:family="text">
      <style:text-properties fo:color="#3d7b7b" loext:opacity="100%" fo:font-style="italic"/>
    </style:style>
    <style:style style:name="T4" style:family="text">
      <style:text-properties fo:color="#3d7b7b" loext:opacity="100%" fo:font-style="italic" officeooo:rsid="00104bfb"/>
    </style:style>
    <style:style style:name="T5" style:family="text">
      <style:text-properties fo:color="#008000" loext:opacity="100%" fo:font-weight="bold"/>
    </style:style>
    <style:style style:name="T6" style:family="text">
      <style:text-properties fo:color="#0000ff" loext:opacity="100%" fo:font-weight="bold"/>
    </style:style>
    <style:style style:name="T7" style:family="text">
      <style:text-properties fo:color="#000000" loext:opacity="100%"/>
    </style:style>
    <style:style style:name="T8" style:family="text">
      <style:text-properties fo:color="#b00040" loext:opacity="100%"/>
    </style:style>
    <style:style style:name="T9" style:family="text">
      <style:text-properties fo:color="#0000ff" loext:opacity="100%"/>
    </style:style>
    <style:style style:name="T10" style:family="text">
      <style:text-properties fo:color="#666666" loext:opacity="100%"/>
    </style:style>
    <style:style style:name="T11" style:family="text">
      <style:text-properties fo:color="#ba2121" loext:opacity="100%"/>
    </style:style>
    <style:style style:name="T12" style:family="text">
      <style:text-properties fo:color="#aa5d1f" loext:opacity="100%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nclude</text:span><text:span text:style-name="T2"> </text:span><text:span text:style-name="T3">&lt;</text:span><text:span text:style-name="T4">bits/stdc++.h</text:span><text:span text:style-name="T3">&gt;</text:span><text:span text:style-name="T1"><text:line-break/></text:span><text:span text:style-name="T5">using</text:span><text:span text:style-name="T2"> </text:span><text:span text:style-name="T5">namespace</text:span><text:span text:style-name="T2"> </text:span><text:span text:style-name="T6">std</text:span><text:span text:style-name="T7">;</text:span><text:span text:style-name="T2"><text:line-break/><text:line-break/></text:span><text:span text:style-name="T3">// Partition function to rearrange elements based on the pivot<text:line-break/></text:span><text:span text:style-name="T8">int</text:span><text:span text:style-name="T2"> </text:span><text:span text:style-name="T9">partition</text:span><text:span text:style-name="T7">(</text:span><text:span text:style-name="T8">int</text:span><text:span text:style-name="T2"> </text:span><text:span text:style-name="T7">arr[],</text:span><text:span text:style-name="T2"> </text:span><text:span text:style-name="T8">int</text:span><text:span text:style-name="T2"> </text:span><text:span text:style-name="T7">low,</text:span><text:span text:style-name="T2"> </text:span><text:span text:style-name="T8">int</text:span><text:span text:style-name="T2"> </text:span><text:span text:style-name="T7">high)</text:span><text:span text:style-name="T2"> </text:span><text:span text:style-name="T7">{</text:span><text:span text:style-name="T2"><text:line-break/> <text:s text:c="3"/></text:span><text:span text:style-name="T8">int</text:span><text:span text:style-name="T2"> </text:span><text:span text:style-name="T7">pivot</text:span><text:span text:style-name="T2"> </text:span><text:span text:style-name="T10">=</text:span><text:span text:style-name="T2"> </text:span><text:span text:style-name="T7">arr[high];</text:span><text:span text:style-name="T2"><text:line-break/> <text:s text:c="3"/></text:span><text:span text:style-name="T8">int</text:span><text:span text:style-name="T2"> </text:span><text:span text:style-name="T7">i</text:span><text:span text:style-name="T2"> </text:span><text:span text:style-name="T10">=</text:span><text:span text:style-name="T2"> </text:span><text:span text:style-name="T7">low;</text:span><text:span text:style-name="T2"><text:line-break/><text:line-break/> <text:s text:c="3"/></text:span><text:span text:style-name="T5">for</text:span><text:span text:style-name="T2"> </text:span><text:span text:style-name="T7">(</text:span><text:span text:style-name="T8">int</text:span><text:span text:style-name="T2"> </text:span><text:span text:style-name="T7">j</text:span><text:span text:style-name="T2"> </text:span><text:span text:style-name="T10">=</text:span><text:span text:style-name="T2"> </text:span><text:span text:style-name="T7">low;</text:span><text:span text:style-name="T2"> </text:span><text:span text:style-name="T7">j</text:span><text:span text:style-name="T2"> </text:span><text:span text:style-name="T10">&lt;</text:span><text:span text:style-name="T2"> </text:span><text:span text:style-name="T7">high;</text:span><text:span text:style-name="T2"> </text:span><text:span text:style-name="T7">j</text:span><text:span text:style-name="T10">++</text:span><text:span text:style-name="T7">)</text:span><text:span text:style-name="T2"> </text:span><text:span text:style-name="T7">{</text:span><text:span text:style-name="T2"><text:line-break/> <text:s text:c="7"/></text:span><text:span text:style-name="T5">if</text:span><text:span text:style-name="T2"> </text:span><text:span text:style-name="T7">(arr[j]</text:span><text:span text:style-name="T2"> </text:span><text:span text:style-name="T10">&lt;=</text:span><text:span text:style-name="T2"> </text:span><text:span text:style-name="T7">pivot)</text:span><text:span text:style-name="T2"> </text:span><text:span text:style-name="T7">{</text:span><text:span text:style-name="T2"><text:line-break/> <text:s text:c="11"/></text:span><text:span text:style-name="T7">swap(arr[i],</text:span><text:span text:style-name="T2"> </text:span><text:span text:style-name="T7">arr[j]);</text:span><text:span text:style-name="T2"><text:line-break/> <text:s text:c="11"/></text:span><text:span text:style-name="T7">i</text:span><text:span text:style-name="T10">++</text:span><text:span text:style-name="T7">;</text:span><text:span text:style-name="T2"><text:line-break/> <text:s text:c="7"/></text:span><text:span text:style-name="T7">}</text:span><text:span text:style-name="T2"><text:line-break/> <text:s text:c="3"/></text:span><text:span text:style-name="T7">}</text:span><text:span text:style-name="T2"><text:line-break/> <text:s text:c="3"/></text:span><text:span text:style-name="T7">swap(arr[i],</text:span><text:span text:style-name="T2"> </text:span><text:span text:style-name="T7">arr[high]);</text:span><text:span text:style-name="T2"><text:line-break/> <text:s text:c="3"/></text:span><text:span text:style-name="T5">return</text:span><text:span text:style-name="T2"> </text:span><text:span text:style-name="T7">i;</text:span><text:span text:style-name="T2"><text:line-break/></text:span><text:span text:style-name="T7">}</text:span><text:span text:style-name="T2"><text:line-break/><text:line-break/></text:span><text:span text:style-name="T3">// QuickSort function<text:line-break/></text:span><text:span text:style-name="T8">void</text:span><text:span text:style-name="T2"> </text:span><text:span text:style-name="T9">quickSort</text:span><text:span text:style-name="T7">(</text:span><text:span text:style-name="T8">int</text:span><text:span text:style-name="T2"> </text:span><text:span text:style-name="T7">arr[],</text:span><text:span text:style-name="T2"> </text:span><text:span text:style-name="T8">int</text:span><text:span text:style-name="T2"> </text:span><text:span text:style-name="T7">low,</text:span><text:span text:style-name="T2"> </text:span><text:span text:style-name="T8">int</text:span><text:span text:style-name="T2"> </text:span><text:span text:style-name="T7">high)</text:span><text:span text:style-name="T2"> </text:span><text:span text:style-name="T7">{</text:span><text:span text:style-name="T2"><text:line-break/> <text:s text:c="3"/></text:span><text:span text:style-name="T5">if</text:span><text:span text:style-name="T2"> </text:span><text:span text:style-name="T7">(low</text:span><text:span text:style-name="T2"> </text:span><text:span text:style-name="T10">&lt;</text:span><text:span text:style-name="T2"> </text:span><text:span text:style-name="T7">high)</text:span><text:span text:style-name="T2"> </text:span><text:span text:style-name="T7">{</text:span><text:span text:style-name="T2"><text:line-break/> <text:s text:c="7"/></text:span><text:span text:style-name="T8">int</text:span><text:span text:style-name="T2"> </text:span><text:span text:style-name="T7">pos</text:span><text:span text:style-name="T2"> </text:span><text:span text:style-name="T10">=</text:span><text:span text:style-name="T2"> </text:span><text:span text:style-name="T7">partition(arr,</text:span><text:span text:style-name="T2"> </text:span><text:span text:style-name="T7">low,</text:span><text:span text:style-name="T2"> </text:span><text:span text:style-name="T7">high);</text:span><text:span text:style-name="T2"><text:line-break/> <text:s text:c="7"/></text:span><text:span text:style-name="T7">quickSort(arr,</text:span><text:span text:style-name="T2"> </text:span><text:span text:style-name="T7">low,</text:span><text:span text:style-name="T2"> </text:span><text:span text:style-name="T7">pos</text:span><text:span text:style-name="T2"> </text:span><text:span text:style-name="T10">-</text:span><text:span text:style-name="T2"> </text:span><text:span text:style-name="T10">1</text:span><text:span text:style-name="T7">);</text:span><text:span text:style-name="T2"><text:line-break/> <text:s text:c="7"/></text:span><text:span text:style-name="T7">quickSort(arr,</text:span><text:span text:style-name="T2"> </text:span><text:span text:style-name="T7">pos</text:span><text:span text:style-name="T2"> </text:span><text:span text:style-name="T10">+</text:span><text:span text:style-name="T2"> </text:span><text:span text:style-name="T10">1</text:span><text:span text:style-name="T7">,</text:span><text:span text:style-name="T2"> </text:span><text:span text:style-name="T7">high);</text:span><text:span text:style-name="T2"><text:line-break/> <text:s text:c="3"/></text:span><text:span text:style-name="T7">}</text:span><text:span text:style-name="T2"><text:line-break/></text:span><text:span text:style-name="T7">}</text:span><text:span text:style-name="T2"><text:line-break/><text:line-break/></text:span><text:span text:style-name="T3">// Main function<text:line-break/></text:span><text:span text:style-name="T8">int</text:span><text:span text:style-name="T2"> </text:span><text:span text:style-name="T9">main</text:span><text:span text:style-name="T7">()</text:span><text:span text:style-name="T2"> </text:span><text:span text:style-name="T7">{</text:span><text:span text:style-name="T2"><text:line-break/> <text:s text:c="3"/></text:span><text:span text:style-name="T8">int</text:span><text:span text:style-name="T2"> </text:span><text:span text:style-name="T7">n;</text:span><text:span text:style-name="T2"><text:line-break/> <text:s text:c="3"/></text:span><text:span text:style-name="T7">cout</text:span><text:span text:style-name="T2"> </text:span><text:span text:style-name="T10">&lt;&lt;</text:span><text:span text:style-name="T2"> </text:span><text:span text:style-name="T11">"Enter the size of the array: "</text:span><text:span text:style-name="T7">;</text:span><text:span text:style-name="T2"><text:line-break/> <text:s text:c="3"/></text:span><text:span text:style-name="T7">cin</text:span><text:span text:style-name="T2"> </text:span><text:span text:style-name="T10">&gt;&gt;</text:span><text:span text:style-name="T2"> </text:span><text:span text:style-name="T7">n;</text:span><text:span text:style-name="T2"><text:line-break/><text:line-break/> <text:s text:c="3"/></text:span><text:span text:style-name="T8">int</text:span><text:span text:style-name="T2"> </text:span><text:span text:style-name="T7">arr[n];</text:span><text:span text:style-name="T2"><text:line-break/> <text:s text:c="3"/></text:span><text:span text:style-name="T7">cout</text:span><text:span text:style-name="T2"> </text:span><text:span text:style-name="T10">&lt;&lt;</text:span><text:span text:style-name="T2"> </text:span><text:span text:style-name="T11">"Enter the array elements:</text:span><text:span text:style-name="T12">\n</text:span><text:span text:style-name="T11">"</text:span><text:span text:style-name="T7">;</text:span><text:span text:style-name="T2"><text:line-break/> <text:s text:c="3"/></text:span><text:span text:style-name="T5">for</text:span><text:span text:style-name="T2"> </text:span><text:span text:style-name="T7">(</text:span><text:span text:style-name="T8">int</text:span><text:span text:style-name="T2"> </text:span><text:span text:style-name="T7">i</text:span><text:span text:style-name="T2"> </text:span><text:span text:style-name="T10">=</text:span><text:span text:style-name="T2"> </text:span><text:span text:style-name="T10">0</text:span><text:span text:style-name="T7">;</text:span><text:span text:style-name="T2"> </text:span><text:span text:style-name="T7">i</text:span><text:span text:style-name="T2"> </text:span><text:span text:style-name="T10">&lt;</text:span><text:span text:style-name="T2"> </text:span><text:span text:style-name="T7">n;</text:span><text:span text:style-name="T2"> </text:span><text:span text:style-name="T7">i</text:span><text:span text:style-name="T10">++</text:span><text:span text:style-name="T7">)</text:span><text:span text:style-name="T2"> </text:span><text:span text:style-name="T7">{</text:span><text:span text:style-name="T2"><text:line-break/> <text:s text:c="7"/></text:span><text:span text:style-name="T7">cin</text:span><text:span text:style-name="T2"> </text:span><text:span text:style-name="T10">&gt;&gt;</text:span><text:span text:style-name="T2"> </text:span><text:span text:style-name="T7">arr[i];</text:span><text:span text:style-name="T2"><text:line-break/> <text:s text:c="3"/></text:span><text:span text:style-name="T7">}</text:span><text:span text:style-name="T2"><text:line-break/><text:line-break/> <text:s text:c="3"/></text:span><text:span text:style-name="T7">quickSort(arr,</text:span><text:span text:style-name="T2"> </text:span><text:span text:style-name="T10">0</text:span><text:span text:style-name="T7">,</text:span><text:span text:style-name="T2"> </text:span><text:span text:style-name="T7">n</text:span><text:span text:style-name="T2"> </text:span><text:span text:style-name="T10">-</text:span><text:span text:style-name="T2"> </text:span><text:span text:style-name="T10">1</text:span><text:span text:style-name="T7">);</text:span><text:span text:style-name="T2"><text:line-break/><text:line-break/> <text:s text:c="3"/></text:span><text:span text:style-name="T7">cout</text:span><text:span text:style-name="T2"> </text:span><text:span text:style-name="T10">&lt;&lt;</text:span><text:span text:style-name="T2"> </text:span><text:span text:style-name="T11">"The sorted array is: "</text:span><text:span text:style-name="T7">;</text:span><text:span text:style-name="T2"><text:line-break/> <text:s text:c="3"/></text:span><text:span text:style-name="T5">for</text:span><text:span text:style-name="T2"> </text:span><text:span text:style-name="T7">(</text:span><text:span text:style-name="T8">int</text:span><text:span text:style-name="T2"> </text:span><text:span text:style-name="T7">i</text:span><text:span text:style-name="T2"> </text:span><text:span text:style-name="T10">=</text:span><text:span text:style-name="T2"> </text:span><text:span text:style-name="T10">0</text:span><text:span text:style-name="T7">;</text:span><text:span text:style-name="T2"> </text:span><text:span text:style-name="T7">i</text:span><text:span text:style-name="T2"> </text:span><text:span text:style-name="T10">&lt;</text:span><text:span text:style-name="T2"> </text:span><text:span text:style-name="T7">n;</text:span><text:span text:style-name="T2"> </text:span><text:span text:style-name="T7">i</text:span><text:span text:style-name="T10">++</text:span><text:span text:style-name="T7">)</text:span><text:span text:style-name="T2"> </text:span><text:span text:style-name="T7">{</text:span><text:span text:style-name="T2"><text:line-break/></text:span><text:soft-page-break/><text:span text:style-name="T2"> <text:s text:c="7"/></text:span><text:span text:style-name="T7">cout</text:span><text:span text:style-name="T2"> </text:span><text:span text:style-name="T10">&lt;&lt;</text:span><text:span text:style-name="T2"> </text:span><text:span text:style-name="T7">arr[i]</text:span><text:span text:style-name="T2"> </text:span><text:span text:style-name="T10">&lt;&lt;</text:span><text:span text:style-name="T2"> </text:span><text:span text:style-name="T11">" "</text:span><text:span text:style-name="T7">;</text:span><text:span text:style-name="T2"><text:line-break/> <text:s text:c="3"/></text:span><text:span text:style-name="T7">}</text:span><text:span text:style-name="T2"><text:line-break/> <text:s text:c="3"/></text:span><text:span text:style-name="T7">cout</text:span><text:span text:style-name="T2"> </text:span><text:span text:style-name="T10">&lt;&lt;</text:span><text:span text:style-name="T2"> </text:span><text:span text:style-name="T7">endl;</text:span><text:span text:style-name="T2"><text:line-break/><text:line-break/> <text:s text:c="3"/></text:span><text:span text:style-name="T5">return</text:span><text:span text:style-name="T2"> </text:span><text:span text:style-name="T10">0</text:span><text:span text:style-name="T7">;</text:span><text:span text:style-name="T2"><text:line-break/></text:span><text:span text:style-name="T7">}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7T00:14:27.418000000</meta:creation-date>
    <dc:date>2024-10-27T01:11:25.067000000</dc:date>
    <meta:editing-duration>PT8M15S</meta:editing-duration>
    <meta:editing-cycles>4</meta:editing-cycles>
    <meta:generator>LibreOffice/24.8.2.1$Windows_X86_64 LibreOffice_project/0f794b6e29741098670a3b95d60478a65d05ef13</meta:generator>
    <meta:print-date>2024-10-27T00:54:36.195000000</meta:print-date>
    <meta:document-statistic meta:table-count="0" meta:image-count="0" meta:object-count="0" meta:page-count="2" meta:paragraph-count="1" meta:word-count="167" meta:character-count="1004" meta:non-whitespace-character-count="665"/>
  </office:meta>
</office:document-meta>
</file>